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02" calcext:value-type="float">
            <text:p>202</text:p>
          </table:table-cell>
          <table:table-cell table:style-name="ce7" table:formula="of:=COUNTIF([.B7:.B454];&quot;X&quot;)" office:value-type="float" office:value="176" calcext:value-type="float">
            <text:p>176</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1" calcext:value-type="float">
            <text:p>21</text:p>
          </table:table-cell>
          <table:table-cell table:style-name="ce25" table:formula="of:=SUM([.B2:.F2])" office:value-type="float" office:value="220" calcext:value-type="float">
            <text:p>22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3" table:number-rows-repeated="246">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02">00/00/0000</text:date>, <text:time style:data-style-name="N2" text:time-value="20:14:48.64692194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02T20:15:34.458189341</dc:date>
    <meta:editing-duration>PT10H16M49S</meta:editing-duration>
    <meta:editing-cycles>225</meta:editing-cycles>
    <meta:document-statistic meta:table-count="1" meta:cell-count="1193" meta:object-count="0"/>
  </office:meta>
</office:document-meta>
</file>